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style:font-name="Arial Black1" fo:font-size="60pt" fo:font-weight="bold"/>
    </style:style>
    <style:style style:name="P5" style:family="paragraph">
      <style:paragraph-properties fo:margin-left="0cm" fo:margin-right="0cm" fo:text-indent="0cm"/>
      <style:text-properties style:font-name="Arial Black1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weight-asian="bold" style:font-name-complex="Tahoma" style:font-size-complex="44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name-complex="Tahoma" style:font-size-complex="44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5" style:family="text">
      <style:text-properties fo:color="#ffffff" style:text-outline="false" style:text-line-through-style="none" style:font-name="Arial Black1" fo:font-size="60pt" fo:font-style="normal" fo:text-shadow="none" style:text-underline-style="none" fo:font-weight="bold" style:font-name-asian="MS Gothic" style:font-size-asian="44pt" style:font-style-asian="normal" style:font-name-complex="Tahoma" style:font-size-complex="44pt" style:font-style-complex="normal" style:text-emphasize="none" style:font-relief="none"/>
    </style:style>
    <style:style style:name="T6" style:family="text">
      <style:text-properties fo:color="#ffffff" style:text-outline="false" style:text-line-through-style="none" style:font-name="Arial Black1" fo:font-size="60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7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</text:span><text:span text:style-name="T2">dy śliczna Panna</text:span><text:span text:style-name="T2"><text:line-break/></text:span><text:span text:style-name="T3">Syna kołysała,</text:span><text:span text:style-name="T3"><text:line-break/></text:span><text:span text:style-name="T4">Z wielkim weselem</text:span><text:span text:style-name="T4"><text:line-break/></text:span><text:span text:style-name="T4">tak Jemu śpiewał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><text:span text:style-name="T5">Li li li li laj,</text:span><text:span text:style-name="T5"><text:line-break/></text:span><text:span text:style-name="T5">moje Dzieciąteczko,</text:span><text:span text:style-name="T6"><text:line-break/></text:span><text:span text:style-name="T6">Li li li li laj,</text:span><text:span text:style-name="T6"><text:line-break/></text:span><text:span text:style-name="T6">śliczne Paniąteczk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0.001cm" presentation:class="title" presentation:user-transformed="true">
          <draw:text-box>
            <text:p text:style-name="P1"><text:span text:style-name="T7">W</text:span><text:span text:style-name="T6">szystko stworzenie, śpiewaj Panu swemu,</text:span><text:span text:style-name="T6"><text:line-break/></text:span><text:span text:style-name="T6">Pomóż w radości wielkiej sercu mem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><text:span text:style-name="T6">Li li li li laj,</text:span><text:span text:style-name="T6"><text:line-break/></text:span><text:span text:style-name="T6">wielki Królewiczu,</text:span><text:span text:style-name="T6"><text:line-break/></text:span><text:span text:style-name="T6">Li li li li laj,</text:span><text:span text:style-name="T6"><text:line-break/></text:span><text:span text:style-name="T6">niebieski Dziedzic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7">S</text:span><text:span text:style-name="T6">ypcie się z nieba, liczni aniołowie,</text:span><text:span text:style-name="T6"><text:line-break/></text:span><text:span text:style-name="T6">śpiewajcie Panu, Niebiescy duchow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6">Li li li li laj,</text:span><text:span text:style-name="T6"><text:line-break/></text:span><text:span text:style-name="T6">mój wonny Kwiateczku,</text:span><text:span text:style-name="T6"><text:line-break/></text:span><text:span text:style-name="T6">Li li li li laj,</text:span><text:span text:style-name="T6"><text:line-break/></text:span><text:span text:style-name="T6">w ubogim żłóbeczk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5"><text:span text:style-name="T6">Cicho wietrzyku,</text:span><text:span text:style-name="T6"><text:line-break/></text:span><text:span text:style-name="T6">cicho południowy,</text:span><text:span text:style-name="T6"><text:line-break/></text:span><text:span text:style-name="T6">Cicho powiewaj,</text:span><text:span text:style-name="T6"><text:line-break/></text:span><text:span text:style-name="T6">niech śpi Panicz nowy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5"><text:span text:style-name="T6">Li li li li laj,</text:span><text:span text:style-name="T6"><text:line-break/></text:span><text:span text:style-name="T6">mój wdzięczny Synaczku,</text:span><text:span text:style-name="T6"><text:line-break/></text:span><text:span text:style-name="T6">Li li li li laj,</text:span><text:span text:style-name="T6"><text:line-break/></text:span><text:span text:style-name="T6">miluchny Robaczk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1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1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1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12-25T16:01:12</meta:creation-date>
    <dc:date>2014-01-26T13:10:45.797000000</dc:date>
    <dc:language>pl-PL</dc:language>
    <meta:editing-cycles>21</meta:editing-cycles>
    <meta:editing-duration>PT10M39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